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Tirag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56.73mm"/>
    </style:style>
    <style:style style:name="ro1" style:family="table-row">
      <style:table-row-properties style:row-height="27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irage" form:control-implementation="ooo:com.sun.star.form.component.CommandButton" xml:id="control1" form:id="control1" form:label="Ti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103.69mm" svg:height="14.87mm" svg:x="56.71mm" svg:y="8.77mm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1" table:number-columns-spanned="9" table:number-rows-spanned="1"/>
          <table:covered-table-cell table:number-columns-repeated="2"/>
          <table:covered-table-cell table:style-name="ce1"/>
          <table:covered-table-cell/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Tirage</text:p>
          </table:table-cell>
          <table:covered-table-cell/>
          <table:table-cell table:style-name="ce1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Narrateur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table:number-columns-repeated="5"/>
          <table:table-cell table:formula="of:=IF(OR([.E9]=3;[.E9]=4);IF([.E9]=3;&quot;Droite&quot;;&quot;Renversée&quot;);&quot;&quot;)">
            <text:p/>
          </table:table-cell>
          <table:table-cell table:formula="of:=IF([.$D9]=&quot;&quot;;&quot;&quot;;INDIRECT(ADDRESS([.D9];1;1; ; &quot;Tarot&quot;)))">
            <text:p/>
          </table:table-cell>
          <table:table-cell table:formula="of:=IF([.D9]&lt;&gt;&quot;&quot;;INDIRECT(ADDRESS([.D9];2;1;;&quot;Tarot&quot;));&quot;&quot;)">
            <text:p/>
          </table:table-cell>
          <table:table-cell table:formula="of:=IF(AND([.D9]&lt;&gt;&quot;&quot;;OR([.E9]=3;[.E9]=4));INDIRECT(ADDRESS([.D9];IF([.E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]=3;[.E10]=4);IF([.E10]=3;&quot;Droite&quot;;&quot;Renversée&quot;);&quot;&quot;)">
            <text:p/>
          </table:table-cell>
          <table:table-cell table:formula="of:=IF([.$D10]=&quot;&quot;;&quot;&quot;;INDIRECT(ADDRESS([.D10];1;1; ; &quot;Tarot&quot;)))">
            <text:p/>
          </table:table-cell>
          <table:table-cell table:formula="of:=IF([.D10]&lt;&gt;&quot;&quot;;INDIRECT(ADDRESS([.D10];2;1;;&quot;Tarot&quot;));&quot;&quot;)">
            <text:p/>
          </table:table-cell>
          <table:table-cell table:formula="of:=IF(AND([.D10]&lt;&gt;&quot;&quot;;OR([.E10]=3;[.E10]=4));INDIRECT(ADDRESS([.D10];IF([.E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]=3;[.E13]=4);IF([.E13]=3;&quot;Droite&quot;;&quot;Renversée&quot;);&quot;&quot;)">
            <text:p/>
          </table:table-cell>
          <table:table-cell table:formula="of:=IF([.$D13]=&quot;&quot;;&quot;&quot;;INDIRECT(ADDRESS([.D13];1;1; ; &quot;Tarot&quot;)))">
            <text:p/>
          </table:table-cell>
          <table:table-cell table:formula="of:=IF([.D13]&lt;&gt;&quot;&quot;;INDIRECT(ADDRESS([.D13];2;1;;&quot;Tarot&quot;));&quot;&quot;)">
            <text:p/>
          </table:table-cell>
          <table:table-cell table:formula="of:=IF(AND([.D13]&lt;&gt;&quot;&quot;;OR([.E13]=3;[.E13]=4));INDIRECT(ADDRESS([.D13];IF([.E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]=3;[.E14]=4);IF([.E14]=3;&quot;Droite&quot;;&quot;Renversée&quot;);&quot;&quot;)">
            <text:p/>
          </table:table-cell>
          <table:table-cell table:formula="of:=IF([.$D14]=&quot;&quot;;&quot;&quot;;INDIRECT(ADDRESS([.D14];1;1; ; &quot;Tarot&quot;)))">
            <text:p/>
          </table:table-cell>
          <table:table-cell table:formula="of:=IF([.D14]&lt;&gt;&quot;&quot;;INDIRECT(ADDRESS([.D14];2;1;;&quot;Tarot&quot;));&quot;&quot;)">
            <text:p/>
          </table:table-cell>
          <table:table-cell table:formula="of:=IF(AND([.D14]&lt;&gt;&quot;&quot;;OR([.E14]=3;[.E14]=4));INDIRECT(ADDRESS([.D14];IF([.E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]=3;[.E15]=4);IF([.E15]=3;&quot;Droite&quot;;&quot;Renversée&quot;);&quot;&quot;)">
            <text:p/>
          </table:table-cell>
          <table:table-cell table:formula="of:=IF([.$D15]=&quot;&quot;;&quot;&quot;;INDIRECT(ADDRESS([.D15];1;1; ; &quot;Tarot&quot;)))">
            <text:p/>
          </table:table-cell>
          <table:table-cell table:formula="of:=IF([.D15]&lt;&gt;&quot;&quot;;INDIRECT(ADDRESS([.D15];2;1;;&quot;Tarot&quot;));&quot;&quot;)">
            <text:p/>
          </table:table-cell>
          <table:table-cell table:formula="of:=IF(AND([.D15]&lt;&gt;&quot;&quot;;OR([.E15]=3;[.E15]=4));INDIRECT(ADDRESS([.D15];IF([.E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6]=3;[.E16]=4);IF([.E16]=3;&quot;Droite&quot;;&quot;Renversée&quot;);&quot;&quot;)">
            <text:p/>
          </table:table-cell>
          <table:table-cell table:formula="of:=IF([.$D16]=&quot;&quot;;&quot;&quot;;INDIRECT(ADDRESS([.D16];1;1; ; &quot;Tarot&quot;)))">
            <text:p/>
          </table:table-cell>
          <table:table-cell table:formula="of:=IF([.D16]&lt;&gt;&quot;&quot;;INDIRECT(ADDRESS([.D16];2;1;;&quot;Tarot&quot;));&quot;&quot;)">
            <text:p/>
          </table:table-cell>
          <table:table-cell table:formula="of:=IF(AND([.D16]&lt;&gt;&quot;&quot;;OR([.E16]=3;[.E16]=4));INDIRECT(ADDRESS([.D16];IF([.E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7]=3;[.E17]=4);IF([.E17]=3;&quot;Droite&quot;;&quot;Renversée&quot;);&quot;&quot;)">
            <text:p/>
          </table:table-cell>
          <table:table-cell table:formula="of:=IF([.$D17]=&quot;&quot;;&quot;&quot;;INDIRECT(ADDRESS([.D17];1;1; ; &quot;Tarot&quot;)))">
            <text:p/>
          </table:table-cell>
          <table:table-cell table:formula="of:=IF([.D17]&lt;&gt;&quot;&quot;;INDIRECT(ADDRESS([.D17];2;1;;&quot;Tarot&quot;));&quot;&quot;)">
            <text:p/>
          </table:table-cell>
          <table:table-cell table:formula="of:=IF(AND([.D17]&lt;&gt;&quot;&quot;;OR([.E17]=3;[.E17]=4));INDIRECT(ADDRESS([.D17];IF([.E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8]=3;[.E18]=4);IF([.E18]=3;&quot;Droite&quot;;&quot;Renversée&quot;);&quot;&quot;)">
            <text:p/>
          </table:table-cell>
          <table:table-cell table:formula="of:=IF([.$D18]=&quot;&quot;;&quot;&quot;;INDIRECT(ADDRESS([.D18];1;1; ; &quot;Tarot&quot;)))">
            <text:p/>
          </table:table-cell>
          <table:table-cell table:formula="of:=IF([.D18]&lt;&gt;&quot;&quot;;INDIRECT(ADDRESS([.D18];2;1;;&quot;Tarot&quot;));&quot;&quot;)">
            <text:p/>
          </table:table-cell>
          <table:table-cell table:formula="of:=IF(AND([.D18]&lt;&gt;&quot;&quot;;OR([.E18]=3;[.E18]=4));INDIRECT(ADDRESS([.D18];IF([.E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9]=3;[.E19]=4);IF([.E19]=3;&quot;Droite&quot;;&quot;Renversée&quot;);&quot;&quot;)">
            <text:p/>
          </table:table-cell>
          <table:table-cell table:formula="of:=IF([.$D19]=&quot;&quot;;&quot;&quot;;INDIRECT(ADDRESS([.D19];1;1; ; &quot;Tarot&quot;)))">
            <text:p/>
          </table:table-cell>
          <table:table-cell table:formula="of:=IF([.D19]&lt;&gt;&quot;&quot;;INDIRECT(ADDRESS([.D19];2;1;;&quot;Tarot&quot;));&quot;&quot;)">
            <text:p/>
          </table:table-cell>
          <table:table-cell table:formula="of:=IF(AND([.D19]&lt;&gt;&quot;&quot;;OR([.E19]=3;[.E19]=4));INDIRECT(ADDRESS([.D19];IF([.E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6]=3;[.E26]=4);IF([.E26]=3;&quot;Droite&quot;;&quot;Renversée&quot;);&quot;&quot;)">
            <text:p/>
          </table:table-cell>
          <table:table-cell table:formula="of:=IF([.$D26]=&quot;&quot;;&quot;&quot;;INDIRECT(ADDRESS([.D26];1;1; ; &quot;Tarot&quot;)))">
            <text:p/>
          </table:table-cell>
          <table:table-cell table:formula="of:=IF([.D26]&lt;&gt;&quot;&quot;;INDIRECT(ADDRESS([.D26];2;1;;&quot;Tarot&quot;));&quot;&quot;)">
            <text:p/>
          </table:table-cell>
          <table:table-cell table:formula="of:=IF(AND([.D26]&lt;&gt;&quot;&quot;;OR([.E26]=3;[.E26]=4));INDIRECT(ADDRESS([.D26];IF([.E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7]=3;[.E27]=4);IF([.E27]=3;&quot;Droite&quot;;&quot;Renversée&quot;);&quot;&quot;)">
            <text:p/>
          </table:table-cell>
          <table:table-cell table:formula="of:=IF([.$D27]=&quot;&quot;;&quot;&quot;;INDIRECT(ADDRESS([.D27];1;1; ; &quot;Tarot&quot;)))">
            <text:p/>
          </table:table-cell>
          <table:table-cell table:formula="of:=IF([.D27]&lt;&gt;&quot;&quot;;INDIRECT(ADDRESS([.D27];2;1;;&quot;Tarot&quot;));&quot;&quot;)">
            <text:p/>
          </table:table-cell>
          <table:table-cell table:formula="of:=IF(AND([.D27]&lt;&gt;&quot;&quot;;OR([.E27]=3;[.E27]=4));INDIRECT(ADDRESS([.D27];IF([.E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8]=3;[.E28]=4);IF([.E28]=3;&quot;Droite&quot;;&quot;Renversée&quot;);&quot;&quot;)">
            <text:p/>
          </table:table-cell>
          <table:table-cell table:formula="of:=IF([.$D28]=&quot;&quot;;&quot;&quot;;INDIRECT(ADDRESS([.D28];1;1; ; &quot;Tarot&quot;)))">
            <text:p/>
          </table:table-cell>
          <table:table-cell table:formula="of:=IF([.D28]&lt;&gt;&quot;&quot;;INDIRECT(ADDRESS([.D28];2;1;;&quot;Tarot&quot;));&quot;&quot;)">
            <text:p/>
          </table:table-cell>
          <table:table-cell table:formula="of:=IF(AND([.D28]&lt;&gt;&quot;&quot;;OR([.E28]=3;[.E28]=4));INDIRECT(ADDRESS([.D28];IF([.E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9]=3;[.E29]=4);IF([.E29]=3;&quot;Droite&quot;;&quot;Renversée&quot;);&quot;&quot;)">
            <text:p/>
          </table:table-cell>
          <table:table-cell table:formula="of:=IF([.$D29]=&quot;&quot;;&quot;&quot;;INDIRECT(ADDRESS([.D29];1;1; ; &quot;Tarot&quot;)))">
            <text:p/>
          </table:table-cell>
          <table:table-cell table:formula="of:=IF([.D29]&lt;&gt;&quot;&quot;;INDIRECT(ADDRESS([.D29];2;1;;&quot;Tarot&quot;));&quot;&quot;)">
            <text:p/>
          </table:table-cell>
          <table:table-cell table:formula="of:=IF(AND([.D29]&lt;&gt;&quot;&quot;;OR([.E29]=3;[.E29]=4));INDIRECT(ADDRESS([.D29];IF([.E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0]=3;[.E30]=4);IF([.E30]=3;&quot;Droite&quot;;&quot;Renversée&quot;);&quot;&quot;)">
            <text:p/>
          </table:table-cell>
          <table:table-cell table:formula="of:=IF([.$D30]=&quot;&quot;;&quot;&quot;;INDIRECT(ADDRESS([.D30];1;1; ; &quot;Tarot&quot;)))">
            <text:p/>
          </table:table-cell>
          <table:table-cell table:formula="of:=IF([.D30]&lt;&gt;&quot;&quot;;INDIRECT(ADDRESS([.D30];2;1;;&quot;Tarot&quot;));&quot;&quot;)">
            <text:p/>
          </table:table-cell>
          <table:table-cell table:formula="of:=IF(AND([.D30]&lt;&gt;&quot;&quot;;OR([.E30]=3;[.E30]=4));INDIRECT(ADDRESS([.D30];IF([.E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3]=3;[.E33]=4);IF([.E33]=3;&quot;Droite&quot;;&quot;Renversée&quot;);&quot;&quot;)">
            <text:p/>
          </table:table-cell>
          <table:table-cell table:formula="of:=IF([.$D33]=&quot;&quot;;&quot;&quot;;INDIRECT(ADDRESS([.D33];1;1; ; &quot;Tarot&quot;)))">
            <text:p/>
          </table:table-cell>
          <table:table-cell table:formula="of:=IF([.D33]&lt;&gt;&quot;&quot;;INDIRECT(ADDRESS([.D33];2;1;;&quot;Tarot&quot;));&quot;&quot;)">
            <text:p/>
          </table:table-cell>
          <table:table-cell table:formula="of:=IF(AND([.D33]&lt;&gt;&quot;&quot;;OR([.E33]=3;[.E33]=4));INDIRECT(ADDRESS([.D33];IF([.E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4]=3;[.E34]=4);IF([.E34]=3;&quot;Droite&quot;;&quot;Renversée&quot;);&quot;&quot;)">
            <text:p/>
          </table:table-cell>
          <table:table-cell table:formula="of:=IF([.$D34]=&quot;&quot;;&quot;&quot;;INDIRECT(ADDRESS([.D34];1;1; ; &quot;Tarot&quot;)))">
            <text:p/>
          </table:table-cell>
          <table:table-cell table:formula="of:=IF([.D34]&lt;&gt;&quot;&quot;;INDIRECT(ADDRESS([.D34];2;1;;&quot;Tarot&quot;));&quot;&quot;)">
            <text:p/>
          </table:table-cell>
          <table:table-cell table:formula="of:=IF(AND([.D34]&lt;&gt;&quot;&quot;;OR([.E34]=3;[.E34]=4));INDIRECT(ADDRESS([.D34];IF([.E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5]=3;[.E35]=4);IF([.E35]=3;&quot;Droite&quot;;&quot;Renversée&quot;);&quot;&quot;)">
            <text:p/>
          </table:table-cell>
          <table:table-cell table:formula="of:=IF([.$D35]=&quot;&quot;;&quot;&quot;;INDIRECT(ADDRESS([.D35];1;1; ; &quot;Tarot&quot;)))">
            <text:p/>
          </table:table-cell>
          <table:table-cell table:formula="of:=IF([.D35]&lt;&gt;&quot;&quot;;INDIRECT(ADDRESS([.D35];2;1;;&quot;Tarot&quot;));&quot;&quot;)">
            <text:p/>
          </table:table-cell>
          <table:table-cell table:formula="of:=IF(AND([.D35]&lt;&gt;&quot;&quot;;OR([.E35]=3;[.E35]=4));INDIRECT(ADDRESS([.D35];IF([.E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6]=3;[.E36]=4);IF([.E36]=3;&quot;Droite&quot;;&quot;Renversée&quot;);&quot;&quot;)">
            <text:p/>
          </table:table-cell>
          <table:table-cell table:formula="of:=IF([.$D36]=&quot;&quot;;&quot;&quot;;INDIRECT(ADDRESS([.D36];1;1; ; &quot;Tarot&quot;)))">
            <text:p/>
          </table:table-cell>
          <table:table-cell table:formula="of:=IF([.D36]&lt;&gt;&quot;&quot;;INDIRECT(ADDRESS([.D36];2;1;;&quot;Tarot&quot;));&quot;&quot;)">
            <text:p/>
          </table:table-cell>
          <table:table-cell table:formula="of:=IF(AND([.D36]&lt;&gt;&quot;&quot;;OR([.E36]=3;[.E36]=4));INDIRECT(ADDRESS([.D36];IF([.E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7]=3;[.E37]=4);IF([.E37]=3;&quot;Droite&quot;;&quot;Renversée&quot;);&quot;&quot;)">
            <text:p/>
          </table:table-cell>
          <table:table-cell table:formula="of:=IF([.$D37]=&quot;&quot;;&quot;&quot;;INDIRECT(ADDRESS([.D37];1;1; ; &quot;Tarot&quot;)))">
            <text:p/>
          </table:table-cell>
          <table:table-cell table:formula="of:=IF([.D37]&lt;&gt;&quot;&quot;;INDIRECT(ADDRESS([.D37];2;1;;&quot;Tarot&quot;));&quot;&quot;)">
            <text:p/>
          </table:table-cell>
          <table:table-cell table:formula="of:=IF(AND([.D37]&lt;&gt;&quot;&quot;;OR([.E37]=3;[.E37]=4));INDIRECT(ADDRESS([.D37];IF([.E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8]=3;[.E38]=4);IF([.E38]=3;&quot;Droite&quot;;&quot;Renversée&quot;);&quot;&quot;)">
            <text:p/>
          </table:table-cell>
          <table:table-cell table:formula="of:=IF([.$D38]=&quot;&quot;;&quot;&quot;;INDIRECT(ADDRESS([.D38];1;1; ; &quot;Tarot&quot;)))">
            <text:p/>
          </table:table-cell>
          <table:table-cell table:formula="of:=IF([.D38]&lt;&gt;&quot;&quot;;INDIRECT(ADDRESS([.D38];2;1;;&quot;Tarot&quot;));&quot;&quot;)">
            <text:p/>
          </table:table-cell>
          <table:table-cell table:formula="of:=IF(AND([.D38]&lt;&gt;&quot;&quot;;OR([.E38]=3;[.E38]=4));INDIRECT(ADDRESS([.D38];IF([.E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9]=3;[.E39]=4);IF([.E39]=3;&quot;Droite&quot;;&quot;Renversée&quot;);&quot;&quot;)">
            <text:p/>
          </table:table-cell>
          <table:table-cell table:formula="of:=IF([.$D39]=&quot;&quot;;&quot;&quot;;INDIRECT(ADDRESS([.D39];1;1; ; &quot;Tarot&quot;)))">
            <text:p/>
          </table:table-cell>
          <table:table-cell table:formula="of:=IF([.D39]&lt;&gt;&quot;&quot;;INDIRECT(ADDRESS([.D39];2;1;;&quot;Tarot&quot;));&quot;&quot;)">
            <text:p/>
          </table:table-cell>
          <table:table-cell table:formula="of:=IF(AND([.D39]&lt;&gt;&quot;&quot;;OR([.E39]=3;[.E39]=4));INDIRECT(ADDRESS([.D39];IF([.E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2]=3;[.E42]=4);IF([.E42]=3;&quot;Droite&quot;;&quot;Renversée&quot;);&quot;&quot;)">
            <text:p/>
          </table:table-cell>
          <table:table-cell table:formula="of:=IF([.$D42]=&quot;&quot;;&quot;&quot;;INDIRECT(ADDRESS([.D42];1;1; ; &quot;Tarot&quot;)))">
            <text:p/>
          </table:table-cell>
          <table:table-cell table:formula="of:=IF([.D42]&lt;&gt;&quot;&quot;;INDIRECT(ADDRESS([.D42];2;1;;&quot;Tarot&quot;));&quot;&quot;)">
            <text:p/>
          </table:table-cell>
          <table:table-cell table:formula="of:=IF(AND([.D42]&lt;&gt;&quot;&quot;;OR([.E42]=3;[.E42]=4));INDIRECT(ADDRESS([.D42];IF([.E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3]=3;[.E43]=4);IF([.E43]=3;&quot;Droite&quot;;&quot;Renversée&quot;);&quot;&quot;)">
            <text:p/>
          </table:table-cell>
          <table:table-cell table:formula="of:=IF([.$D43]=&quot;&quot;;&quot;&quot;;INDIRECT(ADDRESS([.D43];1;1; ; &quot;Tarot&quot;)))">
            <text:p/>
          </table:table-cell>
          <table:table-cell table:formula="of:=IF([.D43]&lt;&gt;&quot;&quot;;INDIRECT(ADDRESS([.D43];2;1;;&quot;Tarot&quot;));&quot;&quot;)">
            <text:p/>
          </table:table-cell>
          <table:table-cell table:formula="of:=IF(AND([.D43]&lt;&gt;&quot;&quot;;OR([.E43]=3;[.E43]=4));INDIRECT(ADDRESS([.D43];IF([.E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4]=3;[.E44]=4);IF([.E44]=3;&quot;Droite&quot;;&quot;Renversée&quot;);&quot;&quot;)">
            <text:p/>
          </table:table-cell>
          <table:table-cell table:formula="of:=IF([.$D44]=&quot;&quot;;&quot;&quot;;INDIRECT(ADDRESS([.D44];1;1; ; &quot;Tarot&quot;)))">
            <text:p/>
          </table:table-cell>
          <table:table-cell table:formula="of:=IF([.D44]&lt;&gt;&quot;&quot;;INDIRECT(ADDRESS([.D44];2;1;;&quot;Tarot&quot;));&quot;&quot;)">
            <text:p/>
          </table:table-cell>
          <table:table-cell table:formula="of:=IF(AND([.D44]&lt;&gt;&quot;&quot;;OR([.E44]=3;[.E44]=4));INDIRECT(ADDRESS([.D44];IF([.E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5]=3;[.E45]=4);IF([.E45]=3;&quot;Droite&quot;;&quot;Renversée&quot;);&quot;&quot;)">
            <text:p/>
          </table:table-cell>
          <table:table-cell table:formula="of:=IF([.$D45]=&quot;&quot;;&quot;&quot;;INDIRECT(ADDRESS([.D45];1;1; ; &quot;Tarot&quot;)))">
            <text:p/>
          </table:table-cell>
          <table:table-cell table:formula="of:=IF([.D45]&lt;&gt;&quot;&quot;;INDIRECT(ADDRESS([.D45];2;1;;&quot;Tarot&quot;));&quot;&quot;)">
            <text:p/>
          </table:table-cell>
          <table:table-cell table:formula="of:=IF(AND([.D45]&lt;&gt;&quot;&quot;;OR([.E45]=3;[.E45]=4));INDIRECT(ADDRESS([.D45];IF([.E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6]=3;[.E46]=4);IF([.E46]=3;&quot;Droite&quot;;&quot;Renversée&quot;);&quot;&quot;)">
            <text:p/>
          </table:table-cell>
          <table:table-cell table:formula="of:=IF([.$D46]=&quot;&quot;;&quot;&quot;;INDIRECT(ADDRESS([.D46];1;1; ; &quot;Tarot&quot;)))">
            <text:p/>
          </table:table-cell>
          <table:table-cell table:formula="of:=IF([.D46]&lt;&gt;&quot;&quot;;INDIRECT(ADDRESS([.D46];2;1;;&quot;Tarot&quot;));&quot;&quot;)">
            <text:p/>
          </table:table-cell>
          <table:table-cell table:formula="of:=IF(AND([.D46]&lt;&gt;&quot;&quot;;OR([.E46]=3;[.E46]=4));INDIRECT(ADDRESS([.D46];IF([.E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7]=3;[.E47]=4);IF([.E47]=3;&quot;Droite&quot;;&quot;Renversée&quot;);&quot;&quot;)">
            <text:p/>
          </table:table-cell>
          <table:table-cell table:formula="of:=IF([.$D47]=&quot;&quot;;&quot;&quot;;INDIRECT(ADDRESS([.D47];1;1; ; &quot;Tarot&quot;)))">
            <text:p/>
          </table:table-cell>
          <table:table-cell table:formula="of:=IF([.D47]&lt;&gt;&quot;&quot;;INDIRECT(ADDRESS([.D47];2;1;;&quot;Tarot&quot;));&quot;&quot;)">
            <text:p/>
          </table:table-cell>
          <table:table-cell table:formula="of:=IF(AND([.D47]&lt;&gt;&quot;&quot;;OR([.E47]=3;[.E47]=4));INDIRECT(ADDRESS([.D47];IF([.E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8]=3;[.E48]=4);IF([.E48]=3;&quot;Droite&quot;;&quot;Renversée&quot;);&quot;&quot;)">
            <text:p/>
          </table:table-cell>
          <table:table-cell table:formula="of:=IF([.$D48]=&quot;&quot;;&quot;&quot;;INDIRECT(ADDRESS([.D48];1;1; ; &quot;Tarot&quot;)))">
            <text:p/>
          </table:table-cell>
          <table:table-cell table:formula="of:=IF([.D48]&lt;&gt;&quot;&quot;;INDIRECT(ADDRESS([.D48];2;1;;&quot;Tarot&quot;));&quot;&quot;)">
            <text:p/>
          </table:table-cell>
          <table:table-cell table:formula="of:=IF(AND([.D48]&lt;&gt;&quot;&quot;;OR([.E48]=3;[.E48]=4));INDIRECT(ADDRESS([.D48];IF([.E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16" office:value-type="string" calcext:value-type="string" table:number-columns-spanned="1" table:number-rows-spanned="2">
            <text:p>Couleur</text:p>
          </table:table-cell>
          <table:table-cell table:style-name="ce16" office:value-type="string" calcext:value-type="string" table:number-columns-spanned="1" table:number-rows-spanned="2">
            <text:p>Valeur</text:p>
          </table:table-cell>
          <table:table-cell table:style-name="ce16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16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3:50:07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02T14:01:37.352000000</dc:date>
    <meta:editing-duration>PT1H2M5S</meta:editing-duration>
    <meta:editing-cycles>26</meta:editing-cycles>
    <meta:generator>LibreOffice/6.2.0.3$Windows_X86_64 LibreOffice_project/98c6a8a1c6c7b144ce3cc729e34964b47ce25d62</meta:generator>
    <meta:document-statistic meta:table-count="2" meta:cell-count="1240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